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 on the first page.</text:p>
      <text:p text:style-name="Standard"/>
      <text:p text:style-name="P1">Text on the secon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Author: Test</text:p>
      </style:header>
      <style:footer>
        <text:p text:style-name="Footer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6T14:53:05.631130575</meta:creation-date>
    <dc:date>2016-01-08T14:47:06</dc:date>
    <meta:editing-duration>PT2M39S</meta:editing-duration>
    <meta:editing-cycles>3</meta:editing-cycles>
    <meta:generator>OpenOffice/4.1.2$Unix OpenOffice.org_project/412m3$Build-9782</meta:generator>
    <dc:description>Test document meta comments</dc:description>
    <meta:keyword>met keywod1</meta:keyword>
    <meta:keyword>keyword2</meta:keyword>
    <dc:subject>Test document meta description</dc:subject>
    <dc:title>Test document meta title</dc:title>
    <meta:document-statistic meta:table-count="0" meta:image-count="0" meta:object-count="0" meta:page-count="2" meta:paragraph-count="4" meta:word-count="16" meta:character-count="70"/>
    <dc:creator>FirstName LastName</dc:creator>
    <meta:user-defined meta:name="Test custom property">Test custom property's value</meta:user-defined>
  </office:meta>
</office:document-meta>
</file>